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/>
    </style:style>
    <style:style style:name="P2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4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5" style:family="paragraph" style:parent-style-name="Text_20_body">
      <style:text-properties style:font-name="Times New Roman1" officeooo:paragraph-rsid="001108a1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21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2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Times New Roman1" fo:font-size="12pt" officeooo:rsid="001316a6" officeooo:paragraph-rsid="001316a6" style:font-size-asian="10.5pt" style:font-size-complex="12pt"/>
    </style:style>
    <style:style style:name="P26" style:family="paragraph" style:parent-style-name="Text_20_body" style:list-style-name="L1">
      <style:text-properties style:font-name="Times New Roman1" fo:font-size="12pt" officeooo:rsid="00150339" officeooo:paragraph-rsid="00150339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style:font-name="Times New Roman1" fo:font-size="13pt" style:font-size-asian="13pt" style:font-size-complex="13pt"/>
    </style:style>
    <style:style style:name="P32" style:family="paragraph" style:parent-style-name="Heading_20_2">
      <style:paragraph-properties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Heading_20_1" style:master-page-name="Index">
      <style:paragraph-properties style:page-number="4"/>
    </style:style>
    <style:style style:name="P35" style:family="paragraph" style:parent-style-name="Heading_20_3">
      <style:text-properties style:font-name="Times New Roman1" fo:font-size="13pt" officeooo:rsid="001316a6" officeooo:paragraph-rsid="001316a6" style:font-size-asian="11.3500003814697pt" style:font-size-complex="13pt"/>
    </style:style>
    <style:style style:name="P36" style:family="paragraph" style:parent-style-name="Heading_20_3">
      <style:text-properties style:font-name="Times New Roman1" fo:font-size="13pt" officeooo:rsid="00150339" officeooo:paragraph-rsid="00150339" style:font-size-asian="11.3500003814697pt" style:font-size-complex="13pt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b448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officeooo:rsid="0011efc5"/>
    </style:style>
    <style:style style:name="T4" style:family="text">
      <style:text-properties style:font-name="Times New Roman1" fo:font-weight="normal" style:font-size-asian="12pt" style:font-weight-asian="normal" style:font-weight-complex="normal"/>
    </style:style>
    <style:style style:name="T5" style:family="text">
      <style:text-properties style:font-name="Times New Roman1" fo:font-weight="normal" officeooo:rsid="001417cd" style:font-size-asian="12pt" style:font-weight-asian="normal" style:font-weight-complex="normal"/>
    </style:style>
    <style:style style:name="T6" style:family="text">
      <style:text-properties style:font-name="Times New Roman1" fo:font-weight="normal" officeooo:rsid="00150339" style:font-size-asian="12pt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ITUTO FEDERAL DE ENSINO, CIÊNCIAS E TECNOLOGIAS DO NORTE DE MINAS GERAIS – CAMPUS JANUÁRIA</text:p>
      <text:p text:style-name="P1"/>
      <text:p text:style-name="P1"/>
      <text:p text:style-name="P1"/>
      <text:p text:style-name="P1"/>
      <text:h text:style-name="P21" text:outline-level="3"/>
      <text:p text:style-name="P2"/>
      <text:p text:style-name="P2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">Loja de Roupas: Lamendz Store</text:p>
      <text:p text:style-name="P2"/>
      <text:p text:style-name="P9"/>
      <text:p text:style-name="P11"/>
      <text:p text:style-name="P11"/>
      <text:p text:style-name="P13"/>
      <text:p text:style-name="P13"/>
      <text:p text:style-name="P14">Evandra Almeida Santos</text:p>
      <text:p text:style-name="P13">Mariana Figueiredo da Mota</text:p>
      <text:p text:style-name="P7"/>
      <text:p text:style-name="P3"/>
      <text:p text:style-name="P3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><text:span text:style-name="T1">Outubro</text:span>/2016</text:p>
      <text:p text:style-name="P20">Evandra Almeida Santos </text:p>
      <text:p text:style-name="P17"><text:s/>Mariana Figueiredo da Mota</text:p>
      <text:p text:style-name="P5"/>
      <text:p text:style-name="P5"/>
      <text:p text:style-name="P5"/>
      <text:p text:style-name="P5"/>
      <text:h text:style-name="P22" text:outline-level="3"/>
      <text:h text:style-name="P22" text:outline-level="3"/>
      <text:h text:style-name="P22" text:outline-level="3"/>
      <text:p text:style-name="P2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">Loja de Roupas: Lamendz Store</text:p>
      <text:p text:style-name="P8"/>
      <text:p text:style-name="P10"/>
      <text:p text:style-name="P12"/>
      <text:p text:style-name="P12"/>
      <text:p text:style-name="P12">Proposta de especificação de software para nota parcial da disciplina de Desenvolvimento de Sistemas Corporativos, ministrada pelo professor Petrônio Cândido, do curso Tecnologia em Análise e Desenvolvimento de Sistemas. </text:p>
      <text:p text:style-name="P8"/>
      <text:p text:style-name="P4"/>
      <text:p text:style-name="P6"/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<text:span text:style-name="T1">Outubro</text:span>/2016</text:p>
      <text:p text:style-name="P27"/>
      <text:p text:style-name="P2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0"><text:a xlink:type="simple" xlink:href="#__RefHeading___Toc240_1556727364" text:style-name="Index_20_Link" text:visited-style-name="Index_20_Link">1. Documentação Conceitual<text:tab/>4</text:a></text:p>
          <text:p text:style-name="P37"><text:a xlink:type="simple" xlink:href="#__RefHeading___Toc3271_1556727364" text:style-name="Index_20_Link" text:visited-style-name="Index_20_Link">1.1 Minimundo<text:tab/>4</text:a></text:p>
          <text:p text:style-name="P37"><text:a xlink:type="simple" xlink:href="#__RefHeading___Toc3273_1556727364" text:style-name="Index_20_Link" text:visited-style-name="Index_20_Link">1.2 Objetivos<text:tab/>5</text:a></text:p>
          <text:p text:style-name="P33"><text:a xlink:type="simple" xlink:href="#__RefHeading___Toc3275_1556727364" text:style-name="Index_20_Link" text:visited-style-name="Index_20_Link">1.2.1 Objetivos Gerais<text:tab/>5</text:a></text:p>
          <text:p text:style-name="P33"><text:a xlink:type="simple" xlink:href="#__RefHeading___Toc3277_1556727364" text:style-name="Index_20_Link" text:visited-style-name="Index_20_Link">1.2.2 Objetivos Específicos<text:tab/>5</text:a></text:p>
        </text:index-body>
      </text:table-of-content>
      <text:p text:style-name="P28"/>
      <text:h text:style-name="P34" text:outline-level="1"><text:bookmark-start text:name="__RefHeading___Toc240_1556727364"/><text:span text:style-name="T2">1.</text:span> <text:span text:style-name="T2">Documentação Conceitual</text:span> <text:bookmark-end text:name="__RefHeading___Toc240_1556727364"/></text:h>
      <text:h text:style-name="P31" text:outline-level="2"><text:bookmark-start text:name="__RefHeading___Toc3271_1556727364"/>1.1 Minimundo<text:bookmark-end text:name="__RefHeading___Toc3271_1556727364"/></text:h>
      <text:p text:style-name="P24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3">finalizará</text:span> a compra e <text:span text:style-name="T3">entregará</text:span> o produto e a nota fiscal para o cliente. Caso o cliente tenha comprado a prazo no crediário, uma vez ao mês ele <text:span text:style-name="T3">retornará</text:span> à loja para pagar as prestações até que conclua o pagamento do produto.</text:p>
      <text:h text:style-name="P32" text:outline-level="2"><text:bookmark-start text:name="__RefHeading___Toc3273_1556727364"/>1.2 Objetivos<text:bookmark-end text:name="__RefHeading___Toc3273_1556727364"/></text:h>
      <text:h text:style-name="P35" text:outline-level="3"><text:bookmark-start text:name="__RefHeading___Toc3275_1556727364"/>1.2.1 Objetivos Gerais<text:bookmark-end text:name="__RefHeading___Toc3275_1556727364"/></text:h>
      <text:p text:style-name="P25">Sistema para auxiliar a loja de roupas <text:span text:style-name="T4">Lamendz Store. É esperado que o sistema auxilie o gerenciamento da loja, controlando o estoque, as vendas, </text:span><text:span text:style-name="T6">os clientes em débito com a loja,</text:span><text:span text:style-name="T4"> cadastro de funcionários, clientes, produtos e fornecedores. </text:span><text:span text:style-name="T5">O sistema deverá ser ágil e ter confiabilidade <text:s/>nas informações, para não haver aborrecimento entre os clientes e funcionários. </text:span></text:p>
      <text:p text:style-name="P25"><text:span text:style-name="T5"/></text:p>
      <text:h text:style-name="P36" text:outline-level="3"><text:bookmark-start text:name="__RefHeading___Toc3277_1556727364"/>1.2.2 Objetivos Específicos<text:bookmark-end text:name="__RefHeading___Toc3277_1556727364"/></text:h>
      <text:list xml:id="list1500770942438712163" text:style-name="L1">
        <text:list-item>
          <text:p text:style-name="P26">Controlar estoque.</text:p>
        </text:list-item>
        <text:list-item>
          <text:p text:style-name="P26">Controlar vendas.</text:p>
        </text:list-item>
        <text:list-item>
          <text:p text:style-name="P26">Controlar cadastro de funcionários, clientes e fornecedores.</text:p>
        </text:list-item>
        <text:list-item>
          <text:p text:style-name="P26">Controlar clientes em débito com a loja.</text:p>
        </text:list-item>
        <text:list-item>
          <text:p text:style-name="P26">Gerar nota fiscal da venda do(s) produto(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04T12:44:43.136000000</dc:date>
    <meta:editing-duration>PT20M12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5" meta:paragraph-count="31" meta:word-count="336" meta:character-count="2092" meta:non-whitespace-character-count="1783"/>
  </office:meta>
</office:document-meta>
</file>